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znam</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e nastavení s možnostmi<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klepnutí a/nebo klep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jiný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t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program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8">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8">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program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programu Draw<text:bookmark-end text:name="__RefHeading__13170_1507506698"/></text:h>
      <text:p text:style-name="P8">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ges pane</text:p>
        </text:list-item>
        <text:list-item>
          <text:p text:style-name="P130">Pracovní plocha</text:p>
        </text:list-item>
        <text:list-item>
          <text:p text:style-name="P130">Stavový řádek</text:p>
        </text:list-item>
        <text:list-item>
          <text:p text:style-name="P131">Layers bar</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109" text:outline-level="2">Pages pane</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It includes several Draw-specific fields.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By default, it is located just under the Menu bar.</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Some of the icons on the Drawing toolbar will change according to the shape that has been selected from the choices available.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opačném pořadí, stiskneme <text:span text:style-name="LOKeystroke">Shift+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Rotation works differently for 3D objects because rotation occurs around global axes and not around a single axi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cts can snap to subdivisions as well as to the corners of the grid.</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Objekt uspořádáme tím, že jej v pořadí objektů buď přeneseme blíž, nebo odsuneme dál.</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